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cstQurn" svg:font-family="KacstQurn"/>
    <style:font-face style:name="Lohit Devanagari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e2ea5" officeooo:paragraph-rsid="000e2ea5"/>
    </style:style>
    <style:style style:name="P2" style:family="paragraph" style:parent-style-name="Standard">
      <style:text-properties fo:font-size="24pt" officeooo:rsid="000e4775" officeooo:paragraph-rsid="000e4775"/>
    </style:style>
    <style:style style:name="P3" style:family="paragraph" style:parent-style-name="Standard">
      <style:text-properties fo:font-size="24pt" officeooo:rsid="000f62a9" officeooo:paragraph-rsid="000f62a9"/>
    </style:style>
    <style:style style:name="P4" style:family="paragraph" style:parent-style-name="Standard">
      <style:text-properties fo:font-size="24pt" officeooo:rsid="00115746" officeooo:paragraph-rsid="00115746"/>
    </style:style>
    <style:style style:name="T1" style:family="text">
      <style:text-properties officeooo:rsid="000e4775"/>
    </style:style>
    <style:style style:name="T2" style:family="text">
      <style:text-properties officeooo:rsid="000f62a9"/>
    </style:style>
    <style:style style:name="T3" style:family="text">
      <style:text-properties officeooo:rsid="00115746"/>
    </style:style>
    <style:style style:name="T4" style:family="text">
      <style:text-properties officeooo:rsid="0011a942"/>
    </style:style>
    <style:style style:name="T5" style:family="text">
      <style:text-properties officeooo:rsid="0011aa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Sass is converted CSS because browsers can only read CSS</text:p>
      <text:p text:style-name="P1"/>
      <text:p text:style-name="P1">*Sass automatically adds <text:span text:style-name="T1">all the vendor prefixes for the different browsers that don't support some properties (like flex for example)</text:span></text:p>
      <text:p text:style-name="P1"/>
      <text:p text:style-name="P1">*<text:span text:style-name="T1">You can add variables:</text:span></text:p>
      <text:p text:style-name="P2"><text:tab/>$test: red;</text:p>
      <text:p text:style-name="P2"><text:tab/>p{color: $test}</text:p>
      <text:p text:style-name="P2"/>
      <text:p text:style-name="P2">*You can also nest pseudo-classes as such:</text:p>
      <text:p text:style-name="P2"><text:tab/>button{</text:p>
      <text:p text:style-name="P2"><text:tab/><text:tab/>&amp;:hover{dosomething}</text:p>
      <text:p text:style-name="P2"><text:tab/><text:tab/>&amp;::after{anotherthing}</text:p>
      <text:p text:style-name="P2"><text:tab/>//<text:span text:style-name="T5">&amp; replaces "button" in this example</text:span></text:p>
      <text:p text:style-name="P2"><text:tab/>}</text:p>
      <text:p text:style-name="P2"/>
      <text:p text:style-name="P2">*<text:span text:style-name="T2">You can organize your code into separate files, the names should be like "_name.scss" they need to start with an underscore…</text:span></text:p>
      <text:p text:style-name="P3">You import these files to the main style.scss like this:</text:p>
      <text:p text:style-name="P3">@import "./name"; (without underscore or format)</text:p>
      <text:p text:style-name="P3"/>
      <text:p text:style-name="P3"/>
      <text:p text:style-name="P3">*You can 'declare functions':</text:p>
      <text:p text:style-name="P3">#this should be at the top </text:p>
      <text:p text:style-name="P3"><text:soft-page-break/>@mixin something{</text:p>
      <text:p text:style-name="P3"><text:tab/>height: 100%;</text:p>
      <text:p text:style-name="P3"><text:tab/>display: flex; <text:s/></text:p>
      <text:p text:style-name="P3"><text:tab/>blabla</text:p>
      <text:p text:style-name="P3">}</text:p>
      <text:p text:style-name="P3"/>
      <text:p text:style-name="P3">and when you want to call it:</text:p>
      <text:p text:style-name="P3">@include something();</text:p>
      <text:p text:style-name="P3"/>
      <text:p text:style-name="P3">We can also have parameters this way:</text:p>
      <text:p text:style-name="P3">@mixin something($yo, $yoyo...){</text:p>
      <text:p text:style-name="P3"><text:tab/>do something like color: $yoyo;</text:p>
      <text:p text:style-name="P3">}</text:p>
      <text:p text:style-name="P3"/>
      <text:p text:style-name="P3">*<text:span text:style-name="T3">Inherit the styles of x (the element we want to inherit):</text:span></text:p>
      <text:p text:style-name="P3">.<text:span text:style-name="T3">inheriting{</text:span></text:p>
      <text:p text:style-name="P3"><text:tab/><text:span text:style-name="T3">@extend x</text:span></text:p>
      <text:p text:style-name="P4">}</text:p>
      <text:p text:style-name="P4"/>
      <text:p text:style-name="P4">*You can also perform calculations <text:span text:style-name="T4">(+ - / *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cstQurn" svg:font-family="KacstQurn"/>
    <style:font-face style:name="Lohit Devanagari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8pt" fo:language="en" fo:country="US" style:letter-kerning="true" style:font-name-asian="Noto Serif CJK SC" style:font-size-asian="10.5pt" style:language-asian="zh" style:country-asian="CN" style:font-name-complex="KacstQurn" style:font-size-complex="18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8pt" fo:language="en" fo:country="US" style:letter-kerning="true" style:font-name-asian="Noto Serif CJK SC" style:font-size-asian="10.5pt" style:language-asian="zh" style:country-asian="CN" style:font-name-complex="KacstQurn" style:font-size-complex="18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8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8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8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5:23:16.040850509</meta:creation-date>
    <dc:date>2021-01-26T12:52:43.875822665</dc:date>
    <meta:editing-duration>PT4M21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32" meta:word-count="159" meta:character-count="996" meta:non-whitespace-character-count="852"/>
  </office:meta>
</office:document-meta>
</file>